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68A5196EBDFA777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89cm, 2.526cm, 13.902cm, 3.36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34cm" svg:height="20.807cm" svg:x="0.775cm" svg:y="1.492cm">
          <draw:image xlink:href="Pictures/10000000000005E8000007E068A5196EBDFA777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7:30:01.049784603</dc:date>
    <meta:editing-duration>PT1H49M52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